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7"/>
    <style:style style:name="ce3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26.88mm" svg:height="105.98mm" svg:x="161.9mm" svg:y="14.61mm">
            <draw:object draw:notify-on-update-of-ranges="Лист1.A1:Лист1.A1 Лист1.A2:Лист1.A11 Лист1.B1:Лист1.B1 Лист1.B2:Лист1.B11 Лист1.C1:Лист1.C1 Лист1.C2:Лист1.C11 Лист1.D1:Лист1.D1 Лист1.D2:Лист1.D11 Лист1.E1:Лист1.E1 Лист1.E2:Лист1.E11 Лист1.F1:Лист1.F1 Лист1.F2:Лист1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6.88mm" svg:height="105.98mm" svg:x="177.87mm" svg:y="131.48mm">
            <draw:object draw:notify-on-update-of-ranges="Лист1.A13:Лист1.A13 Лист1.A14:Лист1.A23 Лист1.B13:Лист1.B13 Лист1.B14:Лист1.B23 Лист1.C13:Лист1.C13 Лист1.C14:Лист1.C23 Лист1.D13:Лист1.D13 Лист1.D14:Лист1.D23 Лист1.E13:Лист1.E13 Лист1.E14:Лист1.E23 Лист1.F13:Лист1.F13 Лист1.F14:Лист1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26.88mm" svg:height="105.98mm" svg:x="181.16mm" svg:y="245.44mm">
            <draw:object draw:notify-on-update-of-ranges="Лист1.A25:Лист1.A25 Лист1.A26:Лист1.A35 Лист1.B25:Лист1.B25 Лист1.B26:Лист1.B35 Лист1.C25:Лист1.C25 Лист1.C26:Лист1.C35 Лист1.D25:Лист1.D25 Лист1.D26:Лист1.D35 Лист1.E25:Лист1.E25 Лист1.E26:Лист1.E35 Лист1.F25:Лист1.F25 Лист1.F26:Лист1.F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3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.00e+000</text:p>
          </table:table-cell>
          <table:table-cell table:style-name="ce2" office:value-type="float" office:value="8946872" calcext:value-type="float">
            <text:p>0.09e+006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.00e+000</text:p>
          </table:table-cell>
          <table:table-cell table:style-name="ce2" office:value-type="float" office:value="8946872" calcext:value-type="float">
            <text:p>0.09e+006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.00e+000</text:p>
          </table:table-cell>
          <table:table-cell table:style-name="ce2" office:value-type="float" office:value="8946872" calcext:value-type="float">
            <text:p>0.09e+006</text:p>
          </table:table-cell>
          <table:table-cell table:number-columns-repeated="1018"/>
        </table:table-row>
        <table:table-row table:style-name="ro1">
          <table:table-cell table:number-columns-repeated="5" table:style-name="ce2" office:value-type="float" office:value="0" calcext:value-type="float">
            <text:p>0.00e+000</text:p>
          </table:table-cell>
          <table:table-cell table:style-name="ce2" office:value-type="float" office:value="8946872" calcext:value-type="float">
            <text:p>0.09e+006</text:p>
          </table:table-cell>
          <table:table-cell table:number-columns-repeated="1018"/>
        </table:table-row>
        <table:table-row table:style-name="ro1">
          <table:table-cell table:style-name="ce2" office:value-type="float" office:value="2315" calcext:value-type="float">
            <text:p>0.02e+003</text:p>
          </table:table-cell>
          <table:table-cell table:style-name="ce2" office:value-type="float" office:value="2904" calcext:value-type="float">
            <text:p>0.03e+003</text:p>
          </table:table-cell>
          <table:table-cell table:style-name="ce2" office:value-type="float" office:value="1783" calcext:value-type="float">
            <text:p>0.02e+003</text:p>
          </table:table-cell>
          <table:table-cell table:style-name="ce2" office:value-type="float" office:value="8892621" calcext:value-type="float">
            <text:p>0.09e+006</text:p>
          </table:table-cell>
          <table:table-cell table:style-name="ce2" office:value-type="float" office:value="47249" calcext:value-type="float">
            <text:p>0.47e+003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018"/>
        </table:table-row>
        <table:table-row table:style-name="ro1">
          <table:table-cell table:style-name="ce2" office:value-type="float" office:value="73857" calcext:value-type="float">
            <text:p>0.74e+003</text:p>
          </table:table-cell>
          <table:table-cell table:style-name="ce2" office:value-type="float" office:value="18676" calcext:value-type="float">
            <text:p>0.19e+003</text:p>
          </table:table-cell>
          <table:table-cell table:style-name="ce2" office:value-type="float" office:value="8852623" calcext:value-type="float">
            <text:p>0.09e+006</text:p>
          </table:table-cell>
          <table:table-cell table:style-name="ce2" office:value-type="float" office:value="1716" calcext:value-type="float">
            <text:p>0.02e+003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1018"/>
        </table:table-row>
        <table:table-row table:style-name="ro1">
          <table:table-cell table:style-name="ce2" office:value-type="float" office:value="8851383" calcext:value-type="float">
            <text:p>0.09e+006</text:p>
          </table:table-cell>
          <table:table-cell table:style-name="ce2" office:value-type="float" office:value="44242" calcext:value-type="float">
            <text:p>0.44e+003</text:p>
          </table:table-cell>
          <table:table-cell table:style-name="ce2" office:value-type="float" office:value="37067" calcext:value-type="float">
            <text:p>0.37e+003</text:p>
          </table:table-cell>
          <table:table-cell table:style-name="ce2" office:value-type="float" office:value="14180" calcext:value-type="float">
            <text:p>0.14e+003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1018"/>
        </table:table-row>
        <table:table-row table:style-name="ro1">
          <table:table-cell table:style-name="ce2" office:value-type="float" office:value="38020" calcext:value-type="float">
            <text:p>0.38e+003</text:p>
          </table:table-cell>
          <table:table-cell table:style-name="ce2" office:value-type="float" office:value="8703350" calcext:value-type="float">
            <text:p>0.09e+006</text:p>
          </table:table-cell>
          <table:table-cell table:style-name="ce2" office:value-type="float" office:value="10939" calcext:value-type="float">
            <text:p>0.11e+003</text:p>
          </table:table-cell>
          <table:table-cell table:style-name="ce2" office:value-type="float" office:value="194563" calcext:value-type="float">
            <text:p>1.95e+003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1018"/>
        </table:table-row>
        <table:table-row table:style-name="ro1">
          <table:table-cell table:style-name="ce2" office:value-type="float" office:value="53716" calcext:value-type="float">
            <text:p>0.54e+003</text:p>
          </table:table-cell>
          <table:table-cell table:style-name="ce2" office:value-type="float" office:value="148225" calcext:value-type="float">
            <text:p>1.48e+003</text:p>
          </table:table-cell>
          <table:table-cell table:style-name="ce2" office:value-type="float" office:value="54771" calcext:value-type="float">
            <text:p>0.55e+003</text:p>
          </table:table-cell>
          <table:table-cell table:style-name="ce2" office:value-type="float" office:value="8690159" calcext:value-type="float">
            <text:p>0.09e+006</text:p>
          </table:table-cell>
          <table:table-cell table:style-name="ce2" office:value-type="float" office:value="1" calcext:value-type="float">
            <text:p>0.01e+000</text:p>
          </table:table-cell>
          <table:table-cell table:style-name="ce2" office:value-type="float" office:value="0" calcext:value-type="float">
            <text:p>0.00e+000</text:p>
          </table:table-cell>
          <table:table-cell table:number-columns-repeated="1018"/>
        </table:table-row>
        <table:table-row table:style-name="ro1">
          <table:table-cell table:style-name="ce2" office:value-type="float" office:value="391877" calcext:value-type="float">
            <text:p>3.92e+003</text:p>
          </table:table-cell>
          <table:table-cell table:style-name="ce2" office:value-type="float" office:value="423682" calcext:value-type="float">
            <text:p>4.24e+003</text:p>
          </table:table-cell>
          <table:table-cell table:style-name="ce2" office:value-type="float" office:value="196459" calcext:value-type="float">
            <text:p>1.96e+003</text:p>
          </table:table-cell>
          <table:table-cell table:style-name="ce2" office:value-type="float" office:value="7934854" calcext:value-type="float">
            <text:p>0.08e+006</text:p>
          </table:table-cell>
          <table:table-cell table:number-columns-repeated="2" table:style-name="ce2" office:value-type="float" office:value="0" calcext:value-type="float">
            <text:p>0.00e+0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float" office:value="1641" calcext:value-type="float">
            <text:p>1,64E+03</text:p>
          </table:table-cell>
          <table:table-cell office:value-type="float" office:value="3056" calcext:value-type="float">
            <text:p>3,06E+03</text:p>
          </table:table-cell>
          <table:table-cell office:value-type="float" office:value="302473" calcext:value-type="float">
            <text:p>3,02E+05</text:p>
          </table:table-cell>
          <table:table-cell office:value-type="float" office:value="1280" calcext:value-type="float">
            <text:p>1,28E+03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02929" calcext:value-type="float">
            <text:p>3,03E+05</text:p>
          </table:table-cell>
          <table:table-cell office:value-type="float" office:value="757" calcext:value-type="float">
            <text:p>7,57E+02</text:p>
          </table:table-cell>
          <table:table-cell office:value-type="float" office:value="3679" calcext:value-type="float">
            <text:p>3,68E+03</text:p>
          </table:table-cell>
          <table:table-cell office:value-type="float" office:value="1086" calcext:value-type="float">
            <text:p>1,09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431" calcext:value-type="float">
            <text:p>1,43E+03</text:p>
          </table:table-cell>
          <table:table-cell office:value-type="float" office:value="303391" calcext:value-type="float">
            <text:p>3,03E+05</text:p>
          </table:table-cell>
          <table:table-cell office:value-type="float" office:value="1068" calcext:value-type="float">
            <text:p>1,07E+03</text:p>
          </table:table-cell>
          <table:table-cell office:value-type="float" office:value="2561" calcext:value-type="float">
            <text:p>2,56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48" calcext:value-type="float">
            <text:p>4,48E+02</text:p>
          </table:table-cell>
          <table:table-cell office:value-type="float" office:value="1503" calcext:value-type="float">
            <text:p>1,50E+03</text:p>
          </table:table-cell>
          <table:table-cell office:value-type="float" office:value="462" calcext:value-type="float">
            <text:p>4,62E+02</text:p>
          </table:table-cell>
          <table:table-cell office:value-type="float" office:value="306038" calcext:value-type="float">
            <text:p>3,06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42" calcext:value-type="float">
            <text:p>2,42E+02</text:p>
          </table:table-cell>
          <table:table-cell office:value-type="float" office:value="386" calcext:value-type="float">
            <text:p>3,86E+02</text:p>
          </table:table-cell>
          <table:table-cell office:value-type="float" office:value="144" calcext:value-type="float">
            <text:p>1,44E+02</text:p>
          </table:table-cell>
          <table:table-cell office:value-type="float" office:value="307677" calcext:value-type="float">
            <text:p>3,08E+05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3486" calcext:value-type="float">
            <text:p>3,35E+04</text:p>
          </table:table-cell>
          <table:table-cell office:value-type="float" office:value="3294" calcext:value-type="float">
            <text:p>3,29E+03</text:p>
          </table:table-cell>
          <table:table-cell office:value-type="float" office:value="270775" calcext:value-type="float">
            <text:p>2,71E+05</text:p>
          </table:table-cell>
          <table:table-cell office:value-type="float" office:value="888" calcext:value-type="float">
            <text:p>8,88E+02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66804" calcext:value-type="float">
            <text:p>2,67E+05</text:p>
          </table:table-cell>
          <table:table-cell office:value-type="float" office:value="5430" calcext:value-type="float">
            <text:p>5,43E+03</text:p>
          </table:table-cell>
          <table:table-cell office:value-type="float" office:value="30651" calcext:value-type="float">
            <text:p>3,07E+04</text:p>
          </table:table-cell>
          <table:table-cell office:value-type="float" office:value="5558" calcext:value-type="float">
            <text:p>5,56E+03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2392" calcext:value-type="float">
            <text:p>3,24E+04</text:p>
          </table:table-cell>
          <table:table-cell office:value-type="float" office:value="239749" calcext:value-type="float">
            <text:p>2,40E+05</text:p>
          </table:table-cell>
          <table:table-cell office:value-type="float" office:value="4898" calcext:value-type="float">
            <text:p>4,90E+03</text:p>
          </table:table-cell>
          <table:table-cell office:value-type="float" office:value="31412" calcext:value-type="float">
            <text:p>3,14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913" calcext:value-type="float">
            <text:p>8,91E+03</text:p>
          </table:table-cell>
          <table:table-cell office:value-type="float" office:value="41454" calcext:value-type="float">
            <text:p>4,15E+04</text:p>
          </table:table-cell>
          <table:table-cell office:value-type="float" office:value="9984" calcext:value-type="float">
            <text:p>9,98E+03</text:p>
          </table:table-cell>
          <table:table-cell office:value-type="float" office:value="248100" calcext:value-type="float">
            <text:p>2,48E+05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33181" calcext:value-type="float">
            <text:p>3,32E+04</text:p>
          </table:table-cell>
          <table:table-cell office:value-type="float" office:value="35746" calcext:value-type="float">
            <text:p>3,57E+04</text:p>
          </table:table-cell>
          <table:table-cell office:value-type="float" office:value="22623" calcext:value-type="float">
            <text:p>2,26E+04</text:p>
          </table:table-cell>
          <table:table-cell office:value-type="float" office:value="216865" calcext:value-type="float">
            <text:p>2,17E+05</text:p>
          </table:table-cell>
          <table:table-cell office:value-type="float" office:value="36" calcext:value-type="float">
            <text:p>3,6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float" office:value="9107" calcext:value-type="float">
            <text:p>9,11E+03</text:p>
          </table:table-cell>
          <table:table-cell office:value-type="float" office:value="4948" calcext:value-type="float">
            <text:p>4,95E+03</text:p>
          </table:table-cell>
          <table:table-cell office:value-type="float" office:value="211327" calcext:value-type="float">
            <text:p>2,11E+05</text:p>
          </table:table-cell>
          <table:table-cell office:value-type="float" office:value="4254" calcext:value-type="float">
            <text:p>4,25E+03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211473" calcext:value-type="float">
            <text:p>2,11E+05</text:p>
          </table:table-cell>
          <table:table-cell office:value-type="float" office:value="1647" calcext:value-type="float">
            <text:p>1,65E+03</text:p>
          </table:table-cell>
          <table:table-cell office:value-type="float" office:value="13668" calcext:value-type="float">
            <text:p>1,37E+04</text:p>
          </table:table-cell>
          <table:table-cell office:value-type="float" office:value="2849" calcext:value-type="float">
            <text:p>2,85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5277" calcext:value-type="float">
            <text:p>5,28E+03</text:p>
          </table:table-cell>
          <table:table-cell office:value-type="float" office:value="219677" calcext:value-type="float">
            <text:p>2,20E+05</text:p>
          </table:table-cell>
          <table:table-cell office:value-type="float" office:value="2842" calcext:value-type="float">
            <text:p>2,84E+03</text:p>
          </table:table-cell>
          <table:table-cell office:value-type="float" office:value="1841" calcext:value-type="float">
            <text:p>1,84E+03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748" calcext:value-type="float">
            <text:p>1,75E+03</text:p>
          </table:table-cell>
          <table:table-cell office:value-type="float" office:value="6426" calcext:value-type="float">
            <text:p>6,43E+03</text:p>
          </table:table-cell>
          <table:table-cell office:value-type="float" office:value="1191" calcext:value-type="float">
            <text:p>1,19E+03</text:p>
          </table:table-cell>
          <table:table-cell office:value-type="float" office:value="220271" calcext:value-type="float">
            <text:p>2,20E+05</text:p>
          </table:table-cell>
          <table:table-cell office:value-type="float" office:value="1" calcext:value-type="float">
            <text:p>1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805" calcext:value-type="float">
            <text:p>8,05E+02</text:p>
          </table:table-cell>
          <table:table-cell office:value-type="float" office:value="639" calcext:value-type="float">
            <text:p>6,39E+02</text:p>
          </table:table-cell>
          <table:table-cell office:value-type="float" office:value="275" calcext:value-type="float">
            <text:p>2,75E+02</text:p>
          </table:table-cell>
          <table:table-cell office:value-type="float" office:value="227910" calcext:value-type="float">
            <text:p>2,28E+05</text:p>
          </table:table-cell>
          <table:table-cell office:value-type="float" office:value="8" calcext:value-type="float">
            <text:p>8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7162" calcext:value-type="float">
            <text:p>1,07E+05</text:p>
          </table:table-cell>
          <table:table-cell office:value-type="float" office:value="1487" calcext:value-type="float">
            <text:p>1,49E+03</text:p>
          </table:table-cell>
          <table:table-cell office:value-type="float" office:value="120080" calcext:value-type="float">
            <text:p>1,20E+05</text:p>
          </table:table-cell>
          <table:table-cell office:value-type="float" office:value="905" calcext:value-type="float">
            <text:p>9,05E+02</text:p>
          </table:table-cell>
          <table:table-cell office:value-type="float" office:value="3" calcext:value-type="float">
            <text:p>3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17865" calcext:value-type="float">
            <text:p>1,18E+05</text:p>
          </table:table-cell>
          <table:table-cell office:value-type="float" office:value="3045" calcext:value-type="float">
            <text:p>3,05E+03</text:p>
          </table:table-cell>
          <table:table-cell office:value-type="float" office:value="106181" calcext:value-type="float">
            <text:p>1,06E+05</text:p>
          </table:table-cell>
          <table:table-cell office:value-type="float" office:value="2544" calcext:value-type="float">
            <text:p>2,54E+03</text:p>
          </table:table-cell>
          <table:table-cell office:value-type="float" office:value="2" calcext:value-type="float">
            <text:p>2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07581" calcext:value-type="float">
            <text:p>1,08E+05</text:p>
          </table:table-cell>
          <table:table-cell office:value-type="float" office:value="107915" calcext:value-type="float">
            <text:p>1,08E+05</text:p>
          </table:table-cell>
          <table:table-cell office:value-type="float" office:value="3461" calcext:value-type="float">
            <text:p>3,46E+03</text:p>
          </table:table-cell>
          <table:table-cell office:value-type="float" office:value="10680" calcext:value-type="float">
            <text:p>1,07E+04</text:p>
          </table:table-cell>
          <table:table-cell table:number-columns-repeated="2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4879" calcext:value-type="float">
            <text:p>4,88E+03</text:p>
          </table:table-cell>
          <table:table-cell office:value-type="float" office:value="109748" calcext:value-type="float">
            <text:p>1,10E+05</text:p>
          </table:table-cell>
          <table:table-cell office:value-type="float" office:value="5229" calcext:value-type="float">
            <text:p>5,23E+03</text:p>
          </table:table-cell>
          <table:table-cell office:value-type="float" office:value="109768" calcext:value-type="float">
            <text:p>1,10E+05</text:p>
          </table:table-cell>
          <table:table-cell office:value-type="float" office:value="13" calcext:value-type="float">
            <text:p>1,30E+01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office:value-type="float" office:value="12712" calcext:value-type="float">
            <text:p>1,27E+04</text:p>
          </table:table-cell>
          <table:table-cell office:value-type="float" office:value="11872" calcext:value-type="float">
            <text:p>1,19E+04</text:p>
          </table:table-cell>
          <table:table-cell office:value-type="float" office:value="16960" calcext:value-type="float">
            <text:p>1,70E+04</text:p>
          </table:table-cell>
          <table:table-cell office:value-type="float" office:value="188089" calcext:value-type="float">
            <text:p>1,88E+05</text:p>
          </table:table-cell>
          <table:table-cell office:value-type="float" office:value="4" calcext:value-type="float">
            <text:p>4,00E+00</text:p>
          </table:table-cell>
          <table:table-cell office:value-type="float" office:value="0" calcext:value-type="float">
            <text:p>0,00E+0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number:number-style style:name="N108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7:24:30.095403239</meta:creation-date>
    <dc:date>2019-07-22T17:41:01.409507893</dc:date>
    <meta:editing-duration>PT5M40S</meta:editing-duration>
    <meta:editing-cycles>1</meta:editing-cycles>
    <meta:document-statistic meta:table-count="1" meta:cell-count="198" meta:object-count="3"/>
    <meta:generator>LibreOffice/6.2.5.2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7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7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10.202cm" svg:y="0.347cm" chart:style-name="ch2">
          <text:p>Позиция 1</text:p>
        </chart:title>
        <chart:legend chart:legend-position="bottom" svg:x="7.254cm" svg:y="10cm" style:legend-expansion="wide" chart:style-name="ch3"/>
        <chart:plot-area chart:style-name="ch4" table:cell-range-address="Лист1.A1:Лист1.F11" chart:data-source-has-labels="row" svg:x="0.453cm" svg:y="1.337cm" svg:width="21.783cm" svg:height="8.268cm">
          <chartooo:coordinate-region svg:x="2.318cm" svg:y="1.537cm" svg:width="19.731cm" svg:height="7.42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2:Лист1.A11" chart:label-cell-address="Лист1.A1:Лист1.A1" chart:class="chart:line">
            <chart:data-point chart:repeated="10"/>
          </chart:series>
          <chart:series chart:style-name="ch9" chart:values-cell-range-address="Лист1.B2:Лист1.B11" chart:label-cell-address="Лист1.B1:Лист1.B1" chart:class="chart:line">
            <chart:data-point chart:repeated="10"/>
          </chart:series>
          <chart:series chart:style-name="ch10" chart:values-cell-range-address="Лист1.C2:Лист1.C11" chart:label-cell-address="Лист1.C1:Лист1.C1" chart:class="chart:line">
            <chart:data-point chart:repeated="10"/>
          </chart:series>
          <chart:series chart:style-name="ch11" chart:values-cell-range-address="Лист1.D2:Лист1.D11" chart:label-cell-address="Лист1.D1:Лист1.D1" chart:class="chart:line">
            <chart:data-point chart:repeated="10"/>
          </chart:series>
          <chart:series chart:style-name="ch12" chart:values-cell-range-address="Лист1.E2:Лист1.E11" chart:label-cell-address="Лист1.E1:Лист1.E1" chart:class="chart:line">
            <chart:data-point chart:repeated="10"/>
          </chart:series>
          <chart:series chart:style-name="ch13" chart:values-cell-range-address="Лист1.F2:Лист1.F11" chart:label-cell-address="Лист1.F1:Лист1.F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1:Лист1.A1</svg:desc>
                </draw:g>
              </table:table-cell>
              <table:table-cell office:value-type="string">
                <text:p>T</text:p>
                <draw:g>
                  <svg:desc>Лист1.B1:Лист1.B1</svg:desc>
                </draw:g>
              </table:table-cell>
              <table:table-cell office:value-type="string">
                <text:p>G</text:p>
                <draw:g>
                  <svg:desc>Лист1.C1:Лист1.C1</svg:desc>
                </draw:g>
              </table:table-cell>
              <table:table-cell office:value-type="string">
                <text:p>C</text:p>
                <draw:g>
                  <svg:desc>Лист1.D1:Лист1.D1</svg:desc>
                </draw:g>
              </table:table-cell>
              <table:table-cell office:value-type="string">
                <text:p>N</text:p>
                <draw:g>
                  <svg:desc>Лист1.E1:Лист1.E1</svg:desc>
                </draw:g>
              </table:table-cell>
              <table:table-cell office:value-type="string">
                <text:p>0</text:p>
                <draw:g>
                  <svg:desc>Лист1.F1:Лист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1</svg:desc>
                </draw:g>
              </table:table-cell>
              <table:table-cell office:value-type="float" office:value="0">
                <text:p>0</text:p>
                <draw:g>
                  <svg:desc>Лист1.B2:Лист1.B11</svg:desc>
                </draw:g>
              </table:table-cell>
              <table:table-cell office:value-type="float" office:value="0">
                <text:p>0</text:p>
                <draw:g>
                  <svg:desc>Лист1.C2:Лист1.C11</svg:desc>
                </draw:g>
              </table:table-cell>
              <table:table-cell office:value-type="float" office:value="0">
                <text:p>0</text:p>
                <draw:g>
                  <svg:desc>Лист1.D2:Лист1.D11</svg:desc>
                </draw:g>
              </table:table-cell>
              <table:table-cell office:value-type="float" office:value="0">
                <text:p>0</text:p>
                <draw:g>
                  <svg:desc>Лист1.E2:Лист1.E11</svg:desc>
                </draw:g>
              </table:table-cell>
              <table:table-cell office:value-type="float" office:value="8946872">
                <text:p>8946872</text:p>
                <draw:g>
                  <svg:desc>Лист1.F2:Лист1.F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946872">
                <text:p>8946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15">
                <text:p>2315</text:p>
              </table:table-cell>
              <table:table-cell office:value-type="float" office:value="2904">
                <text:p>2904</text:p>
              </table:table-cell>
              <table:table-cell office:value-type="float" office:value="1783">
                <text:p>1783</text:p>
              </table:table-cell>
              <table:table-cell office:value-type="float" office:value="8892621">
                <text:p>8892621</text:p>
              </table:table-cell>
              <table:table-cell office:value-type="float" office:value="47249">
                <text:p>47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3857">
                <text:p>73857</text:p>
              </table:table-cell>
              <table:table-cell office:value-type="float" office:value="18676">
                <text:p>18676</text:p>
              </table:table-cell>
              <table:table-cell office:value-type="float" office:value="8852623">
                <text:p>8852623</text:p>
              </table:table-cell>
              <table:table-cell office:value-type="float" office:value="1716">
                <text:p>17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851383">
                <text:p>8851383</text:p>
              </table:table-cell>
              <table:table-cell office:value-type="float" office:value="44242">
                <text:p>44242</text:p>
              </table:table-cell>
              <table:table-cell office:value-type="float" office:value="37067">
                <text:p>37067</text:p>
              </table:table-cell>
              <table:table-cell office:value-type="float" office:value="14180">
                <text:p>14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020">
                <text:p>38020</text:p>
              </table:table-cell>
              <table:table-cell office:value-type="float" office:value="8703350">
                <text:p>8703350</text:p>
              </table:table-cell>
              <table:table-cell office:value-type="float" office:value="10939">
                <text:p>10939</text:p>
              </table:table-cell>
              <table:table-cell office:value-type="float" office:value="194563">
                <text:p>194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716">
                <text:p>53716</text:p>
              </table:table-cell>
              <table:table-cell office:value-type="float" office:value="148225">
                <text:p>148225</text:p>
              </table:table-cell>
              <table:table-cell office:value-type="float" office:value="54771">
                <text:p>54771</text:p>
              </table:table-cell>
              <table:table-cell office:value-type="float" office:value="8690159">
                <text:p>8690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1877">
                <text:p>391877</text:p>
              </table:table-cell>
              <table:table-cell office:value-type="float" office:value="423682">
                <text:p>423682</text:p>
              </table:table-cell>
              <table:table-cell office:value-type="float" office:value="196459">
                <text:p>196459</text:p>
              </table:table-cell>
              <table:table-cell office:value-type="float" office:value="7934854">
                <text:p>79348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10.083cm" svg:y="0.347cm" chart:style-name="ch2">
          <text:p>Позиция 12</text:p>
        </chart:title>
        <chart:legend chart:legend-position="bottom" svg:x="7.254cm" svg:y="10cm" style:legend-expansion="wide" chart:style-name="ch3"/>
        <chart:plot-area chart:style-name="ch4" table:cell-range-address="Лист1.A13:Лист1.F23" chart:data-source-has-labels="row" svg:x="0.453cm" svg:y="1.337cm" svg:width="21.783cm" svg:height="8.268cm">
          <chartooo:coordinate-region svg:x="2.186cm" svg:y="1.536cm" svg:width="19.863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14:Лист1.A23" chart:label-cell-address="Лист1.A13:Лист1.A13" chart:class="chart:line">
            <chart:data-point chart:repeated="10"/>
          </chart:series>
          <chart:series chart:style-name="ch9" chart:values-cell-range-address="Лист1.B14:Лист1.B23" chart:label-cell-address="Лист1.B13:Лист1.B13" chart:class="chart:line">
            <chart:data-point chart:repeated="10"/>
          </chart:series>
          <chart:series chart:style-name="ch10" chart:values-cell-range-address="Лист1.C14:Лист1.C23" chart:label-cell-address="Лист1.C13:Лист1.C13" chart:class="chart:line">
            <chart:data-point chart:repeated="10"/>
          </chart:series>
          <chart:series chart:style-name="ch11" chart:values-cell-range-address="Лист1.D14:Лист1.D23" chart:label-cell-address="Лист1.D13:Лист1.D13" chart:class="chart:line">
            <chart:data-point chart:repeated="10"/>
          </chart:series>
          <chart:series chart:style-name="ch12" chart:values-cell-range-address="Лист1.E14:Лист1.E23" chart:label-cell-address="Лист1.E13:Лист1.E13" chart:class="chart:line">
            <chart:data-point chart:repeated="10"/>
          </chart:series>
          <chart:series chart:style-name="ch13" chart:values-cell-range-address="Лист1.F14:Лист1.F23" chart:label-cell-address="Лист1.F13:Лист1.F13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13:Лист1.A13</svg:desc>
                </draw:g>
              </table:table-cell>
              <table:table-cell office:value-type="string">
                <text:p>T</text:p>
                <draw:g>
                  <svg:desc>Лист1.B13:Лист1.B13</svg:desc>
                </draw:g>
              </table:table-cell>
              <table:table-cell office:value-type="string">
                <text:p>G</text:p>
                <draw:g>
                  <svg:desc>Лист1.C13:Лист1.C13</svg:desc>
                </draw:g>
              </table:table-cell>
              <table:table-cell office:value-type="string">
                <text:p>C</text:p>
                <draw:g>
                  <svg:desc>Лист1.D13:Лист1.D13</svg:desc>
                </draw:g>
              </table:table-cell>
              <table:table-cell office:value-type="string">
                <text:p>N</text:p>
                <draw:g>
                  <svg:desc>Лист1.E13:Лист1.E13</svg:desc>
                </draw:g>
              </table:table-cell>
              <table:table-cell office:value-type="string">
                <text:p>0</text:p>
                <draw:g>
                  <svg:desc>Лист1.F13:Лист1.F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1">
                <text:p>1641</text:p>
                <draw:g>
                  <svg:desc>Лист1.A14:Лист1.A23</svg:desc>
                </draw:g>
              </table:table-cell>
              <table:table-cell office:value-type="float" office:value="3056">
                <text:p>3056</text:p>
                <draw:g>
                  <svg:desc>Лист1.B14:Лист1.B23</svg:desc>
                </draw:g>
              </table:table-cell>
              <table:table-cell office:value-type="float" office:value="302473">
                <text:p>302473</text:p>
                <draw:g>
                  <svg:desc>Лист1.C14:Лист1.C23</svg:desc>
                </draw:g>
              </table:table-cell>
              <table:table-cell office:value-type="float" office:value="1280">
                <text:p>1280</text:p>
                <draw:g>
                  <svg:desc>Лист1.D14:Лист1.D23</svg:desc>
                </draw:g>
              </table:table-cell>
              <table:table-cell office:value-type="float" office:value="1">
                <text:p>1</text:p>
                <draw:g>
                  <svg:desc>Лист1.E14:Лист1.E23</svg:desc>
                </draw:g>
              </table:table-cell>
              <table:table-cell office:value-type="float" office:value="0">
                <text:p>0</text:p>
                <draw:g>
                  <svg:desc>Лист1.F14:Лист1.F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2929">
                <text:p>302929</text:p>
              </table:table-cell>
              <table:table-cell office:value-type="float" office:value="757">
                <text:p>757</text:p>
              </table:table-cell>
              <table:table-cell office:value-type="float" office:value="3679">
                <text:p>3679</text:p>
              </table:table-cell>
              <table:table-cell office:value-type="float" office:value="1086">
                <text:p>10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31">
                <text:p>1431</text:p>
              </table:table-cell>
              <table:table-cell office:value-type="float" office:value="303391">
                <text:p>303391</text:p>
              </table:table-cell>
              <table:table-cell office:value-type="float" office:value="1068">
                <text:p>1068</text:p>
              </table:table-cell>
              <table:table-cell office:value-type="float" office:value="2561">
                <text:p>2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8">
                <text:p>448</text:p>
              </table:table-cell>
              <table:table-cell office:value-type="float" office:value="1503">
                <text:p>1503</text:p>
              </table:table-cell>
              <table:table-cell office:value-type="float" office:value="462">
                <text:p>462</text:p>
              </table:table-cell>
              <table:table-cell office:value-type="float" office:value="306038">
                <text:p>306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2">
                <text:p>242</text:p>
              </table:table-cell>
              <table:table-cell office:value-type="float" office:value="386">
                <text:p>386</text:p>
              </table:table-cell>
              <table:table-cell office:value-type="float" office:value="144">
                <text:p>144</text:p>
              </table:table-cell>
              <table:table-cell office:value-type="float" office:value="307677">
                <text:p>30767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486">
                <text:p>33486</text:p>
              </table:table-cell>
              <table:table-cell office:value-type="float" office:value="3294">
                <text:p>3294</text:p>
              </table:table-cell>
              <table:table-cell office:value-type="float" office:value="270775">
                <text:p>270775</text:p>
              </table:table-cell>
              <table:table-cell office:value-type="float" office:value="888">
                <text:p>88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6804">
                <text:p>266804</text:p>
              </table:table-cell>
              <table:table-cell office:value-type="float" office:value="5430">
                <text:p>5430</text:p>
              </table:table-cell>
              <table:table-cell office:value-type="float" office:value="30651">
                <text:p>30651</text:p>
              </table:table-cell>
              <table:table-cell office:value-type="float" office:value="5558">
                <text:p>555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392">
                <text:p>32392</text:p>
              </table:table-cell>
              <table:table-cell office:value-type="float" office:value="239749">
                <text:p>239749</text:p>
              </table:table-cell>
              <table:table-cell office:value-type="float" office:value="4898">
                <text:p>4898</text:p>
              </table:table-cell>
              <table:table-cell office:value-type="float" office:value="31412">
                <text:p>31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913">
                <text:p>8913</text:p>
              </table:table-cell>
              <table:table-cell office:value-type="float" office:value="41454">
                <text:p>41454</text:p>
              </table:table-cell>
              <table:table-cell office:value-type="float" office:value="9984">
                <text:p>9984</text:p>
              </table:table-cell>
              <table:table-cell office:value-type="float" office:value="248100">
                <text:p>248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181">
                <text:p>33181</text:p>
              </table:table-cell>
              <table:table-cell office:value-type="float" office:value="35746">
                <text:p>35746</text:p>
              </table:table-cell>
              <table:table-cell office:value-type="float" office:value="22623">
                <text:p>22623</text:p>
              </table:table-cell>
              <table:table-cell office:value-type="float" office:value="216865">
                <text:p>216865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scientific-number number:decimal-places="0" loext:min-decimal-places="0" number:min-integer-digits="3" number:min-exponent-digits="3" loext:exponent-interval="3" loext:forced-exponent-sign="true"/>
      <number:text>.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108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108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108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08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108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689cm" svg:height="10.599cm" xlink:href=".." xlink:type="simple" chart:class="chart:line" chart:style-name="ch1">
        <chart:title svg:x="10.083cm" svg:y="0.347cm" chart:style-name="ch2">
          <text:p>Позиция 60</text:p>
        </chart:title>
        <chart:legend chart:legend-position="bottom" svg:x="7.254cm" svg:y="10cm" style:legend-expansion="wide" chart:style-name="ch3"/>
        <chart:plot-area chart:style-name="ch4" table:cell-range-address="Лист1.A25:Лист1.F35" chart:data-source-has-labels="row" svg:x="0.453cm" svg:y="1.337cm" svg:width="21.783cm" svg:height="8.268cm">
          <chartooo:coordinate-region svg:x="2.186cm" svg:y="1.536cm" svg:width="19.863cm" svg:height="7.42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A26:Лист1.A35" chart:label-cell-address="Лист1.A25:Лист1.A25" chart:class="chart:line">
            <chart:data-point chart:repeated="10"/>
          </chart:series>
          <chart:series chart:style-name="ch9" chart:values-cell-range-address="Лист1.B26:Лист1.B35" chart:label-cell-address="Лист1.B25:Лист1.B25" chart:class="chart:line">
            <chart:data-point chart:repeated="10"/>
          </chart:series>
          <chart:series chart:style-name="ch10" chart:values-cell-range-address="Лист1.C26:Лист1.C35" chart:label-cell-address="Лист1.C25:Лист1.C25" chart:class="chart:line">
            <chart:data-point chart:repeated="10"/>
          </chart:series>
          <chart:series chart:style-name="ch11" chart:values-cell-range-address="Лист1.D26:Лист1.D35" chart:label-cell-address="Лист1.D25:Лист1.D25" chart:class="chart:line">
            <chart:data-point chart:repeated="10"/>
          </chart:series>
          <chart:series chart:style-name="ch12" chart:values-cell-range-address="Лист1.E26:Лист1.E35" chart:label-cell-address="Лист1.E25:Лист1.E25" chart:class="chart:line">
            <chart:data-point chart:repeated="10"/>
          </chart:series>
          <chart:series chart:style-name="ch13" chart:values-cell-range-address="Лист1.F26:Лист1.F35" chart:label-cell-address="Лист1.F25:Лист1.F25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Лист1.A25:Лист1.A25</svg:desc>
                </draw:g>
              </table:table-cell>
              <table:table-cell office:value-type="string">
                <text:p>T</text:p>
                <draw:g>
                  <svg:desc>Лист1.B25:Лист1.B25</svg:desc>
                </draw:g>
              </table:table-cell>
              <table:table-cell office:value-type="string">
                <text:p>G</text:p>
                <draw:g>
                  <svg:desc>Лист1.C25:Лист1.C25</svg:desc>
                </draw:g>
              </table:table-cell>
              <table:table-cell office:value-type="string">
                <text:p>C</text:p>
                <draw:g>
                  <svg:desc>Лист1.D25:Лист1.D25</svg:desc>
                </draw:g>
              </table:table-cell>
              <table:table-cell office:value-type="string">
                <text:p>N</text:p>
                <draw:g>
                  <svg:desc>Лист1.E25:Лист1.E25</svg:desc>
                </draw:g>
              </table:table-cell>
              <table:table-cell office:value-type="string">
                <text:p>0</text:p>
                <draw:g>
                  <svg:desc>Лист1.F25:Лист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107">
                <text:p>9107</text:p>
                <draw:g>
                  <svg:desc>Лист1.A26:Лист1.A35</svg:desc>
                </draw:g>
              </table:table-cell>
              <table:table-cell office:value-type="float" office:value="4948">
                <text:p>4948</text:p>
                <draw:g>
                  <svg:desc>Лист1.B26:Лист1.B35</svg:desc>
                </draw:g>
              </table:table-cell>
              <table:table-cell office:value-type="float" office:value="211327">
                <text:p>211327</text:p>
                <draw:g>
                  <svg:desc>Лист1.C26:Лист1.C35</svg:desc>
                </draw:g>
              </table:table-cell>
              <table:table-cell office:value-type="float" office:value="4254">
                <text:p>4254</text:p>
                <draw:g>
                  <svg:desc>Лист1.D26:Лист1.D35</svg:desc>
                </draw:g>
              </table:table-cell>
              <table:table-cell office:value-type="float" office:value="1">
                <text:p>1</text:p>
                <draw:g>
                  <svg:desc>Лист1.E26:Лист1.E35</svg:desc>
                </draw:g>
              </table:table-cell>
              <table:table-cell office:value-type="float" office:value="0">
                <text:p>0</text:p>
                <draw:g>
                  <svg:desc>Лист1.F26:Лист1.F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1473">
                <text:p>211473</text:p>
              </table:table-cell>
              <table:table-cell office:value-type="float" office:value="1647">
                <text:p>1647</text:p>
              </table:table-cell>
              <table:table-cell office:value-type="float" office:value="13668">
                <text:p>13668</text:p>
              </table:table-cell>
              <table:table-cell office:value-type="float" office:value="2849">
                <text:p>2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77">
                <text:p>5277</text:p>
              </table:table-cell>
              <table:table-cell office:value-type="float" office:value="219677">
                <text:p>219677</text:p>
              </table:table-cell>
              <table:table-cell office:value-type="float" office:value="2842">
                <text:p>2842</text:p>
              </table:table-cell>
              <table:table-cell office:value-type="float" office:value="1841">
                <text:p>18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48">
                <text:p>1748</text:p>
              </table:table-cell>
              <table:table-cell office:value-type="float" office:value="6426">
                <text:p>6426</text:p>
              </table:table-cell>
              <table:table-cell office:value-type="float" office:value="1191">
                <text:p>1191</text:p>
              </table:table-cell>
              <table:table-cell office:value-type="float" office:value="220271">
                <text:p>2202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5">
                <text:p>805</text:p>
              </table:table-cell>
              <table:table-cell office:value-type="float" office:value="639">
                <text:p>639</text:p>
              </table:table-cell>
              <table:table-cell office:value-type="float" office:value="275">
                <text:p>275</text:p>
              </table:table-cell>
              <table:table-cell office:value-type="float" office:value="227910">
                <text:p>2279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162">
                <text:p>107162</text:p>
              </table:table-cell>
              <table:table-cell office:value-type="float" office:value="1487">
                <text:p>1487</text:p>
              </table:table-cell>
              <table:table-cell office:value-type="float" office:value="120080">
                <text:p>120080</text:p>
              </table:table-cell>
              <table:table-cell office:value-type="float" office:value="905">
                <text:p>9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7865">
                <text:p>117865</text:p>
              </table:table-cell>
              <table:table-cell office:value-type="float" office:value="3045">
                <text:p>3045</text:p>
              </table:table-cell>
              <table:table-cell office:value-type="float" office:value="106181">
                <text:p>106181</text:p>
              </table:table-cell>
              <table:table-cell office:value-type="float" office:value="2544">
                <text:p>25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581">
                <text:p>107581</text:p>
              </table:table-cell>
              <table:table-cell office:value-type="float" office:value="107915">
                <text:p>107915</text:p>
              </table:table-cell>
              <table:table-cell office:value-type="float" office:value="3461">
                <text:p>3461</text:p>
              </table:table-cell>
              <table:table-cell office:value-type="float" office:value="10680">
                <text:p>10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79">
                <text:p>4879</text:p>
              </table:table-cell>
              <table:table-cell office:value-type="float" office:value="109748">
                <text:p>109748</text:p>
              </table:table-cell>
              <table:table-cell office:value-type="float" office:value="5229">
                <text:p>5229</text:p>
              </table:table-cell>
              <table:table-cell office:value-type="float" office:value="109768">
                <text:p>109768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712">
                <text:p>12712</text:p>
              </table:table-cell>
              <table:table-cell office:value-type="float" office:value="11872">
                <text:p>11872</text:p>
              </table:table-cell>
              <table:table-cell office:value-type="float" office:value="16960">
                <text:p>16960</text:p>
              </table:table-cell>
              <table:table-cell office:value-type="float" office:value="188089">
                <text:p>18808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